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UAREZ RODAS, MIRC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60140647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UAREZ RODAS, MIRC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6014064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50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1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AVOS BB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1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5T21:42:3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